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7d794" officeooo:paragraph-rsid="001c0208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9bb86" officeooo:paragraph-rsid="004378b5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fddd4" officeooo:paragraph-rsid="002fddd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tyle="italic" officeooo:rsid="00425c7b" officeooo:paragraph-rsid="00425c7b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tyle="italic" officeooo:rsid="00425c7b" officeooo:paragraph-rsid="004378b5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1" officeooo:paragraph-rsid="001c0208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tyle="italic" officeooo:rsid="00425c7b" officeooo:paragraph-rsid="00425c7b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tyle="italic" officeooo:rsid="00425c7b" officeooo:paragraph-rsid="004378b5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25c7b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378b5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5b84f4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4378b5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5b84f4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DejaVu Sans Condensed1" officeooo:paragraph-rsid="006b26ed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1" officeooo:rsid="004378b5" officeooo:paragraph-rsid="004378b5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1" officeooo:rsid="00425c7b" officeooo:paragraph-rsid="004378b5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25c7b" officeooo:paragraph-rsid="00425c7b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25c7b" officeooo:paragraph-rsid="004378b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25c7b" officeooo:paragraph-rsid="004378b5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25c7b" officeooo:paragraph-rsid="00461663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25c7b" officeooo:paragraph-rsid="004378b5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25c7b" officeooo:paragraph-rsid="005b84f4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b6302" officeooo:paragraph-rsid="003b6302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fddd4" officeooo:paragraph-rsid="002fddd4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fddd4" officeooo:paragraph-rsid="00669e6b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378b5" officeooo:paragraph-rsid="004378b5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378b5" officeooo:paragraph-rsid="004378b5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b26ed" officeooo:paragraph-rsid="006b26ed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b26ed" officeooo:paragraph-rsid="006b4f5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b26ed" officeooo:paragraph-rsid="006b26e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b26ed" officeooo:paragraph-rsid="006b26e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officeooo:rsid="00425c7b" officeooo:paragraph-rsid="004378b5"/>
    </style:style>
    <style:style style:name="P3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officeooo:rsid="004378b5" officeooo:paragraph-rsid="004378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1663" style:font-weight-asian="bold" style:font-weight-complex="bold"/>
    </style:style>
    <style:style style:name="T3" style:family="text">
      <style:text-properties officeooo:rsid="003243c6"/>
    </style:style>
    <style:style style:name="T4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fo:font-size="12pt" fo:font-weight="bold" officeooo:rsid="0056dee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bold" officeooo:rsid="0067e5b2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2fddd4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56b00c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242ae4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425c7b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4378b5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6b26e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242ae4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425c7b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font-weight="normal" officeooo:rsid="004378b5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style="normal" fo:font-weight="normal" officeooo:rsid="006b26ed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fo:font-size="12pt" fo:font-style="normal" fo:font-weight="bold" officeooo:rsid="006b26e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line-through-style="none" style:text-line-through-type="none" fo:font-weight="bold" style:font-weight-asian="bold" style:font-name-complex="DejaVu Sans Condensed3" style:font-weight-complex="bold"/>
    </style:style>
    <style:style style:name="T20" style:family="text">
      <style:text-properties officeooo:rsid="00461663"/>
    </style:style>
    <style:style style:name="T21" style:family="text">
      <style:text-properties officeooo:rsid="004e802c"/>
    </style:style>
    <style:style style:name="T22" style:family="text">
      <style:text-properties officeooo:rsid="005055cc"/>
    </style:style>
    <style:style style:name="T23" style:family="text">
      <style:text-properties officeooo:rsid="005b84f4"/>
    </style:style>
    <style:style style:name="T24" style:family="text">
      <style:text-properties officeooo:rsid="006b26e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fddd4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378b5" style:font-name-asian="DejaVu Sans Condensed2" style:font-size-asian="12pt" style:font-weight-asian="normal" style:font-name-complex="DejaVu Sans Condensed2" style:font-size-complex="12pt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4378b5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3</text:span><text:span text:style-name="T6">0</text:span><text:span text:style-name="T5">1</text:span><text:span text:style-name="T7"> - </text:span><text:span text:style-name="T8">Flight - </text:span><text:span text:style-name="T7">Takeoff</text:span><text:span text:style-name="T12">, Compass sync</text:span></text:p>
      <text:p text:style-name="P1"/>
      <text:p text:style-name="P3">Shore Takeoff</text:p>
      <text:p text:style-name="P9"><text:span text:style-name="T14">T</text:span><text:span text:style-name="T13">axi</text:span></text:p>
      <text:list xml:id="list3040348784" text:style-name="L1">
        <text:list-item>
          <text:p text:style-name="P11"><text:span text:style-name="T9">A</text:span><text:span text:style-name="T10">NTI-SKID SPOILER BK</text:span><text:span text:style-name="T15"> switch ... </text:span><text:span text:style-name="T10">OFF</text:span><text:span text:style-name="T15"> (front left panel, bottom)</text:span></text:p>
        </text:list-item>
        <text:list-item>
          <text:p text:style-name="P19"><text:span text:style-name="T1">HOOK BYPASS</text:span> switch ... <text:span text:style-name="T1">FIELD</text:span> <text:span text:style-name="T21">(forward) </text:span>(right console)</text:p>
        </text:list-item>
        <text:list-item>
          <text:p text:style-name="P19"><text:span text:style-name="T1">NOSE STRUT</text:span> switch ... <text:span text:style-name="T2">EXTD</text:span><text:span text:style-name="T20">, then </text:span><text:span text:style-name="T1">OFF</text:span> (front left panel, top)</text:p>
        </text:list-item>
        <text:list-item>
          <text:p text:style-name="P19"><text:span text:style-name="T1">Display Mode</text:span> button ... <text:span text:style-name="T1">T O</text:span> (front right panel) (<text:span text:style-name="T1">Mode dial 1</text:span>)</text:p>
        </text:list-item>
        <text:list-item>
          <text:p text:style-name="P19"><text:span text:style-name="T1">Parking Brake</text:span> ... <text:span text:style-name="T1">Release</text:span> (pushed in) (front left panel, outboard)</text:p>
        </text:list-item>
        <text:list-item>
          <text:p text:style-name="P19"><text:span text:style-name="T1">NWS</text:span> ... <text:span text:style-name="T1">On</text:span> (<text:span text:style-name="T1">Flip Down Trigger</text:span> to toggle, <text:span text:style-name="T1">NWS ENGA</text:span> appears on lights to left of HUD, <text:span text:style-name="T22">nose strut must be extended for NWS to work</text:span>)</text:p>
        </text:list-item>
        <text:list-item>
          <text:p text:style-name="P12"><text:span text:style-name="T10">Emergency Wing Sweep</text:span><text:span text:style-name="T15"> handle ... Fully </text:span><text:span text:style-name="T10">forward</text:span><text:span text:style-name="T15">, </text:span><text:span text:style-name="T16">pushed </text:span><text:span text:style-name="T11">down</text:span><text:span text:style-name="T16">,</text:span><text:span text:style-name="T15"> and cover </text:span><text:span text:style-name="T10">closed</text:span><text:span text:style-name="T15"> </text:span><text:span text:style-name="T16">(left console)</text:span></text:p>
        </text:list-item>
        <text:list-item>
          <text:p text:style-name="P20"><text:span text:style-name="T1">MASTER RESET</text:span> button ... <text:span text:style-name="T1">Press</text:span> (front left panel, bottom, just above emergency sweep handle)</text:p>
        </text:list-item>
        <text:list-item>
          <text:p text:style-name="P13"><text:span text:style-name="T10">Wing Sweep</text:span><text:span text:style-name="T15"> ... </text:span><text:span text:style-name="T10">Auto</text:span><text:span text:style-name="T15"> (</text:span><text:span text:style-name="T19">shift-Top Hat up</text:span><text:span text:style-name="T15">)</text:span></text:p>
        </text:list-item>
      </text:list>
      <text:list xml:id="list2439977658" text:style-name="L2">
        <text:list-item>
          <text:list>
            <text:list-item>
              <text:p text:style-name="P21">Wings should go to 20 degrees <text:span text:style-name="T23">(fully forward)</text:span>.</text:p>
            </text:list-item>
          </text:list>
        </text:list-item>
      </text:list>
      <text:p text:style-name="P6"><text:span text:style-name="T25">Takeof</text:span><text:span text:style-name="T27">‌</text:span><text:span text:style-name="T25">f</text:span></text:p>
      <text:list xml:id="list224430352257771" text:continue-list="list3040348784" text:style-name="L1">
        <text:list-item>
          <text:p text:style-name="P11"><text:span text:style-name="T9">A</text:span><text:span text:style-name="T10">NTI-SKID SPOILER BK</text:span><text:span text:style-name="T15"> switch ... </text:span><text:span text:style-name="T10">BOTH</text:span><text:span text:style-name="T15"> (front left panel, bottom)</text:span></text:p>
        </text:list-item>
        <text:list-item>
          <text:p text:style-name="P19"><text:span text:style-name="T1">Flaps</text:span> ... <text:span text:style-name="T1">Up</text:span> (<text:span text:style-name="T1">T6 up)</text:span></text:p>
        </text:list-item>
        <text:list-item>
          <text:p text:style-name="P19"><text:span text:style-name="T1">Elevator trim</text:span> ... <text:span text:style-name="T1">0 deg</text:span> (gauge on front left panel)</text:p>
        </text:list-item>
        <text:list-item>
          <text:p text:style-name="P19"><text:span text:style-name="T1">NWS</text:span> ... <text:span text:style-name="T1">Off</text:span> (<text:span text:style-name="T1">Flip Down Trigger</text:span> to toggle, NWS ENGA light to left of HUD should be off)</text:p>
        </text:list-item>
        <text:list-item>
          <text:p text:style-name="P19">Use <text:span text:style-name="T1">AB</text:span> for the <text:span text:style-name="T1">F-14A</text:span>, <text:span text:style-name="T1">MIL</text:span> power for <text:span text:style-name="T1">F-14B</text:span> (AB may be engaged after liftoff).</text:p>
        </text:list-item>
        <text:list-item>
          <text:p text:style-name="P19">Rotate at <text:span text:style-name="T1">130</text:span> to <text:span text:style-name="T1">140 kts</text:span>.</text:p>
        </text:list-item>
        <text:list-item>
          <text:p text:style-name="P19">Landing gear up before <text:span text:style-name="T1">250 kts</text:span>.</text:p>
        </text:list-item>
        <text:list-item>
          <text:p text:style-name="P31"><text:span text:style-name="T1">IMPORTANT</text:span> See steps below to sync compass (AHRS) after takeoff.</text:p>
        </text:list-item>
      </text:list>
      <text:p text:style-name="P5"/>
      <text:p text:style-name="P4">Carrier Takeoff</text:p>
      <text:list xml:id="list3399534229" text:style-name="L3">
        <text:list-item>
          <text:p text:style-name="P25">Catapults are numbered right to left. <text:s/>1=front right, 2=front left, 3=waist right, 4=waist left.</text:p>
        </text:list-item>
        <text:list-item>
          <text:p text:style-name="P26">Do what the <text:span text:style-name="T3">yellow shirts</text:span> tell you to do.</text:p>
        </text:list-item>
      </text:list>
      <text:p text:style-name="P10"><text:span text:style-name="T14">T</text:span><text:span text:style-name="T13">axi</text:span></text:p>
      <text:list xml:id="list2609167384" text:style-name="L4">
        <text:list-item>
          <text:p text:style-name="P14"><text:span text:style-name="T9">A</text:span><text:span text:style-name="T10">NTI-SKID SPOILER BK</text:span><text:span text:style-name="T15"> switch ... </text:span><text:span text:style-name="T10">OFF</text:span><text:span text:style-name="T15"> (front left panel, bottom)</text:span></text:p>
        </text:list-item>
        <text:list-item>
          <text:p text:style-name="P34"><text:span text:style-name="T28">HOOK BYPASS</text:span><text:span text:style-name="T25"> switch ... </text:span><text:span text:style-name="T29">CARRIER</text:span><text:span text:style-name="T25"> (right console)</text:span></text:p>
        </text:list-item>
        <text:list-item>
          <text:p text:style-name="P22"><text:span text:style-name="T1">NOSE STRUT</text:span> switch ... <text:span text:style-name="T2">EXTD</text:span><text:span text:style-name="T20">, then </text:span><text:span text:style-name="T1">OFF</text:span> (front left panel, top)</text:p>
        </text:list-item>
        <text:list-item>
          <text:p text:style-name="P23"><text:span text:style-name="T1">Display Mode</text:span> button ... <text:span text:style-name="T1">T O</text:span> (takeoff) (front right panel) (<text:span text:style-name="T1">Mode dial 1</text:span>)</text:p>
        </text:list-item>
        <text:list-item>
          <text:p text:style-name="P23"><text:span text:style-name="T1">Parking Brake</text:span> ... <text:span text:style-name="T1">Release</text:span> (pushed in) (front left panel, outboard)</text:p>
        </text:list-item>
        <text:list-item>
          <text:p text:style-name="P23"><text:span text:style-name="T1">NWS</text:span> ... <text:span text:style-name="T1">On</text:span> (Flip Down Trigger to toggle, NWS ENGA appears on lights to left of HUD)</text:p>
        </text:list-item>
        <text:list-item>
          <text:p text:style-name="P17"><text:span text:style-name="T10">U</text:span><text:span text:style-name="T4">nsweep wings</text:span><text:span text:style-name="T13"> when directed:</text:span></text:p>
          <text:list>
            <text:list-item>
              <text:p text:style-name="P14"><text:span text:style-name="T10">Emergency Wing Sweep</text:span><text:span text:style-name="T15"> handle ... Fully </text:span><text:span text:style-name="T10">forward</text:span><text:span text:style-name="T15">, </text:span><text:span text:style-name="T16">pushed </text:span><text:span text:style-name="T11">down</text:span><text:span text:style-name="T16">,</text:span><text:span text:style-name="T15"> and cover </text:span><text:span text:style-name="T10">closed</text:span><text:span text:style-name="T15"> </text:span><text:span text:style-name="T16">(left console)</text:span></text:p>
            </text:list-item>
            <text:list-item>
              <text:p text:style-name="P23"><text:span text:style-name="T1">MASTER RESET</text:span> button ... <text:span text:style-name="T1">Press</text:span> (front left panel, bottom, just above emergency sweep handle)</text:p>
            </text:list-item>
            <text:list-item>
              <text:p text:style-name="P15"><text:span text:style-name="T10">Wing Sweep</text:span><text:span text:style-name="T15"> ... </text:span><text:span text:style-name="T10">Auto</text:span><text:span text:style-name="T15"> (</text:span><text:span text:style-name="T19">shift-Top Hat up</text:span><text:span text:style-name="T15">)</text:span></text:p>
            </text:list-item>
          </text:list>
        </text:list-item>
      </text:list>
      <text:list xml:id="list1006202149" text:style-name="L5">
        <text:list-item>
          <text:list>
            <text:list-item>
              <text:p text:style-name="P24">Wings should go to 20 degrees <text:span text:style-name="T23">(fully forward)</text:span>.</text:p>
            </text:list-item>
          </text:list>
        </text:list-item>
      </text:list>
      <text:p text:style-name="P7"><text:span text:style-name="T25">Takeof</text:span><text:span text:style-name="T27">‌</text:span><text:span text:style-name="T25">f</text:span></text:p>
      <text:list xml:id="list224430688802560" text:continue-list="list2609167384" text:style-name="L4">
        <text:list-item>
          <text:p text:style-name="P14"><text:span text:style-name="T10">Flaps</text:span><text:span text:style-name="T15"> ... </text:span><text:span text:style-name="T11">Full down</text:span><text:span text:style-name="T15"> (</text:span><text:span text:style-name="T10">T6 </text:span><text:span text:style-name="T11">down</text:span><text:span text:style-name="T15">)</text:span></text:p>
        </text:list-item>
        <text:list-item>
          <text:p text:style-name="P17"><text:span text:style-name="T15">W</text:span><text:span text:style-name="T13">hen directed: </text:span><text:span text:style-name="T4">NOSE STRUT</text:span><text:span text:style-name="T13"> switch ... </text:span><text:span text:style-name="T4">KNEEL</text:span><text:span text:style-name="T13"> (front left panel, top)</text:span></text:p>
        </text:list-item>
      </text:list>
      <text:list xml:id="list766042615" text:style-name="L6">
        <text:list-item>
          <text:list>
            <text:list-item>
              <text:p text:style-name="P28">If not on <text:span text:style-name="T1">Supercarrier</text:span> module, press <text:span text:style-name="T1">Catapult Hook Up</text:span> (<text:span text:style-name="T1">B3 button</text:span>) to hook up.</text:p>
            </text:list-item>
          </text:list>
        </text:list-item>
      </text:list>
      <text:list xml:id="list224431238989511" text:continue-list="list224430688802560" text:style-name="L4">
        <text:list-item>
          <text:p text:style-name="P18"><text:span text:style-name="T4">Elevator trim</text:span><text:span text:style-name="T13"> ... </text:span><text:span text:style-name="T11">2 to 3</text:span><text:span text:style-name="T4"> deg </text:span><text:span text:style-name="T11">nose up</text:span><text:span text:style-name="T16"> </text:span><text:span text:style-name="T13">(gauge on front left panel)</text:span></text:p>
        </text:list-item>
        <text:list-item>
          <text:p text:style-name="P23">Use <text:span text:style-name="T1">AB</text:span> for the <text:span text:style-name="T1">F-14A</text:span>, <text:span text:style-name="T1">MIL</text:span> power for <text:span text:style-name="T1">F-14B</text:span> (AB may be engaged after liftoff).</text:p>
        </text:list-item>
        <text:list-item>
          <text:p text:style-name="P29"><text:span text:style-name="T1">Salute</text:span> to launch (<text:span text:style-name="T1">B6 button</text:span>)</text:p>
        </text:list-item>
        <text:list-item>
          <text:p text:style-name="P35"><text:span text:style-name="T26">F</text:span><text:span text:style-name="T25">laps up before </text:span><text:span text:style-name="T28">225 kts</text:span><text:span text:style-name="T25">.</text:span></text:p>
        </text:list-item>
        <text:list-item>
          <text:p text:style-name="P27">Landing gear up before <text:span text:style-name="T1">250 kts</text:span>.</text:p>
        </text:list-item>
        <text:list-item>
          <text:p text:style-name="P30"><text:span text:style-name="T1">IMPORTANT</text:span> See steps below to sync compass (AHRS) after takeoff.</text:p>
        </text:list-item>
      </text:list>
      <text:p text:style-name="P2"/>
      <text:p text:style-name="P32">Syncing compass (AHRS)</text:p>
      <text:list xml:id="list734713577" text:style-name="L7">
        <text:list-item>
          <text:p text:style-name="P33">Especially after taking off from carrier, compass (AHRS) may not show correct heading, can be as much as 20 deg off.</text:p>
        </text:list-item>
        <text:list-item>
          <text:p text:style-name="P16"><text:span text:style-name="T17">Pilot can check alignment by flying </text:span><text:span text:style-name="T18">straight and level at steady speed</text:span><text:span text:style-name="T17">, then look at </text:span><text:span text:style-name="T18">sync gauge</text:span><text:span text:style-name="T17"> needle on </text:span><text:span text:style-name="T18">compass panel</text:span><text:span text:style-name="T17"> (right console forward outboard).</text:span></text:p>
        </text:list-item>
        <text:list-item>
          <text:p text:style-name="P16"><text:span text:style-name="T17">If not synced, the needle will be pointing off to one side (</text:span><text:span text:style-name="T18">only</text:span><text:span text:style-name="T17"> when you are in unaccelerated flight). <text:s/>Press and hold </text:span><text:span text:style-name="T18">HDG pushbutton</text:span><text:span text:style-name="T17"> for a couple seconds until the needle points to the middle.</text:span></text:p>
        </text:list-item>
        <text:list-item>
          <text:p text:style-name="P33">Compass will also sync on its own if you flight straight and level at constant speed, at a rate of 9 deg/min; it's much faster to do it with the HDG pushbutton.</text:p>
        </text:list-item>
        <text:list-item>
          <text:p text:style-name="P16"><text:span text:style-name="T17">RIO can check sync by comparing </text:span>the computed magnetic variation (vC) versus the manual magnetic variation (vM)<text:span text:style-name="T24">, but that can't be done through the Jester menu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H31M13S</meta:editing-duration>
    <meta:editing-cycles>74</meta:editing-cycles>
    <meta:generator>LibreOffice/7.0.3.1$Windows_X86_64 LibreOffice_project/d7547858d014d4cf69878db179d326fc3483e082</meta:generator>
    <dc:date>2022-10-03T22:44:29.479000000</dc:date>
    <meta:document-statistic meta:table-count="0" meta:image-count="0" meta:object-count="0" meta:page-count="1" meta:paragraph-count="53" meta:word-count="626" meta:character-count="3373" meta:non-whitespace-character-count="2843"/>
  </office:meta>
</office:document-meta>
</file>